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</style:style>
    <style:style style:name="T34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TXAS154053904tx</text:p>
        </text:list-item>
        <text:list-item>
          <text:p text:style-name="P307">BR245799910771N</text:p>
        </text:list-item>
        <text:list-item>
          <text:p text:style-name="P308">BR2417888851974</text:p>
        </text:list-item>
        <text:list-item>
          <text:p text:style-name="P309">BR2418267626462</text:p>
        </text:list-item>
        <text:list-item>
          <text:p text:style-name="P310">BR2472717091548</text:p>
        </text:list-item>
        <text:list-item>
          <text:p text:style-name="P311">BR2437043052100</text:p>
        </text:list-item>
        <text:list-item>
          <text:p text:style-name="P312">BR248303772883T</text:p>
        </text:list-item>
        <text:list-item>
          <text:p text:style-name="P313">BR2412529012892</text:p>
        </text:list-item>
        <text:list-item>
          <text:p text:style-name="P314">BR248821976262F</text:p>
        </text:list-item>
        <text:list-item>
          <text:p text:style-name="P315">BR245335641847F</text:p>
        </text:list-item>
        <text:list-item>
          <text:p text:style-name="P316">BR244509723801E</text:p>
        </text:list-item>
        <text:list-item>
          <text:p text:style-name="P317">BR241496071322A</text:p>
        </text:list-item>
        <text:list-item>
          <text:p text:style-name="P318">BR244745867354A</text:p>
        </text:list-item>
        <text:list-item>
          <text:p text:style-name="P319">BR241406264300G</text:p>
        </text:list-item>
        <text:list-item>
          <text:p text:style-name="P320">BR245931519283Q</text:p>
        </text:list-item>
        <text:list-item>
          <text:p text:style-name="P321">BR248996374880A</text:p>
        </text:list-item>
        <text:list-item>
          <text:p text:style-name="P322">BR246021262925T</text:p>
        </text:list-item>
        <text:list-item>
          <text:p text:style-name="P323">BR242914789807P</text:p>
        </text:list-item>
        <text:list-item>
          <text:p text:style-name="P324">BR249854154357B</text:p>
        </text:list-item>
        <text:list-item>
          <text:p text:style-name="P325">BR243677169317Q</text:p>
        </text:list-item>
        <text:list-item>
          <text:p text:style-name="P326">BR2491764475675</text:p>
        </text:list-item>
        <text:list-item>
          <text:p text:style-name="P327">BR248324497287W</text:p>
        </text:list-item>
        <text:list-item>
          <text:p text:style-name="P328">BR2494701974290</text:p>
        </text:list-item>
        <text:list-item>
          <text:p text:style-name="P329">BR242530904971P</text:p>
        </text:list-item>
        <text:list-item>
          <text:p text:style-name="P330">BR2467835496549</text:p>
        </text:list-item>
        <text:list-item>
          <text:p text:style-name="P331">BR248328416891B</text:p>
        </text:list-item>
        <text:list-item>
          <text:p text:style-name="P332">BR2470080776784</text:p>
        </text:list-item>
        <text:list-item>
          <text:p text:style-name="P333">BR2403080440728</text:p>
        </text:list-item>
        <text:list-item>
          <text:p text:style-name="P334">BR245018716470V</text:p>
        </text:list-item>
        <text:list-item>
          <text:p text:style-name="P335">BR2493538334769</text:p>
        </text:list-item>
        <text:list-item>
          <text:p text:style-name="P336">BR246967588217U</text:p>
        </text:list-item>
        <text:list-item>
          <text:p text:style-name="P337">BR247510284336G</text:p>
        </text:list-item>
        <text:list-item>
          <text:p text:style-name="P338">BR246488619003T</text:p>
        </text:list-item>
        <text:list-item>
          <text:p text:style-name="P339">BR241016297484D</text:p>
        </text:list-item>
        <text:list-item>
          <text:p text:style-name="P340">BR248207858506F</text:p>
        </text:list-item>
        <text:list-item>
          <text:p text:style-name="P341">BR248625730687Z</text:p>
        </text:list-item>
        <text:list-item>
          <text:p text:style-name="P342"><text:span text:style-name="T343">BR2478432713788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37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7T20:58:00Z</meta:creation-date>
    <dc:date>2024-07-17T20:58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92" meta:character-count="591" meta:row-count="4" meta:non-whitespace-character-count="500"/>
  </office:meta>
</office:document-meta>
</file>